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c1e5" officeooo:paragraph-rsid="001dc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</text:p>
      <text:p text:style-name="P1">#include &lt;stdio.h&gt;</text:p>
      <text:p text:style-name="P1"/>
      <text:p text:style-name="P1">int main() {</text:p>
      <text:p text:style-name="P1"><text:s text:c="4"/>float cgpa;</text:p>
      <text:p text:style-name="P1"/>
      <text:p text:style-name="P1"><text:s text:c="4"/>printf("Enter the student's CGPA: ");</text:p>
      <text:p text:style-name="P1"><text:s text:c="4"/>scanf("%f", &amp;cgpa);</text:p>
      <text:p text:style-name="P1"/>
      <text:p text:style-name="P1"><text:s text:c="4"/>if (cgpa &gt;= 4.50 &amp;&amp; cgpa &lt;= 5.00) {</text:p>
      <text:p text:style-name="P1"><text:s text:c="8"/>printf("1st Class\n");</text:p>
      <text:p text:style-name="P1"><text:s text:c="4"/>} else if (cgpa &gt;= 3.50 &amp;&amp; cgpa &lt;= 4.49) {</text:p>
      <text:p text:style-name="P1"><text:s text:c="8"/>printf("2nd Class Upper\n");</text:p>
      <text:p text:style-name="P1"><text:s text:c="4"/>} else if (cgpa &gt;= 2.40 &amp;&amp; cgpa &lt;= 3.49) {</text:p>
      <text:p text:style-name="P1"><text:s text:c="8"/>printf("2nd Class Lower\n");</text:p>
      <text:p text:style-name="P1"><text:s text:c="4"/>} else if (cgpa &gt;= 1.50 &amp;&amp; cgpa &lt;= 2.39) {</text:p>
      <text:p text:style-name="P1"><text:s text:c="8"/>printf("Third Class\n");</text:p>
      <text:p text:style-name="P1"><text:s text:c="4"/>} else {</text:p>
      <text:p text:style-name="P1"><text:s text:c="8"/>printf("Failed\n");</text:p>
      <text:p text:style-name="P1"><text:s text:c="4"/>}</text:p>
      <text:p text:style-name="P1"/>
      <text:p text:style-name="P1"><text:s text:c="4"/>return 0;</text:p>
      <text:p text:style-name="P1">}</text:p>
      <text:p text:style-name="Standard"/>
      <text:p text:style-name="Standard"/>
      <text:p text:style-name="Standard"/>
      <text:p text:style-name="P1">RESULT</text:p>
      <text:p text:style-name="Standard">Enter the student's CGPA: 3.89</text:p>
      <text:p text:style-name="Standard">2nd Class Upper</text:p>
      <text:p text:style-name="Standard"/>
      <text:p text:style-name="Standard">Process returned 0 (0x0) <text:s text:c="2"/>execution time : 6.877 s</text:p>
      <text:p text:style-name="Standard">Press any key to contin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3T08:05:03.396000000</meta:creation-date>
    <dc:date>2024-05-23T08:06:15.326000000</dc:date>
    <meta:editing-duration>PT1M13S</meta:editing-duration>
    <meta:editing-cycles>1</meta:editing-cycles>
    <meta:document-statistic meta:table-count="0" meta:image-count="0" meta:object-count="0" meta:page-count="1" meta:paragraph-count="24" meta:word-count="98" meta:character-count="610" meta:non-whitespace-character-count="454"/>
    <meta:generator>Neat_Office/6.2.8.2$Windows_x86 LibreOffice_project/</meta:generator>
  </office:meta>
</office:document-meta>
</file>